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通用防护性规则</text:p>
      <text:p text:style-name="Standard">*raw</text:p>
      <text:p text:style-name="Standard">:PREROUTING ACCEPT [1459:175868]</text:p>
      <text:p text:style-name="Standard">:OUTPUT ACCEPT [1776:1662369]</text:p>
      <text:p text:style-name="Standard">-A PREROUTING -i eth0 -p tcp --tcp-flags FIN,SYN,RST,ACK SYN -j CT --notrack</text:p>
      <text:p text:style-name="Standard">COMMIT</text:p>
      <text:p text:style-name="Standard"/>
      <text:p text:style-name="Standard"/>
      <text:p text:style-name="Standard">*filter</text:p>
      <text:p text:style-name="Standard">:INPUT ACCEPT [1390:172104]</text:p>
      <text:p text:style-name="Standard">:FORWARD ACCEPT [0:0]</text:p>
      <text:p text:style-name="Standard">:OUTPUT ACCEPT [1776:1662369]</text:p>
      <text:p text:style-name="Standard">-A INPUT -p tcp ! --syn -m state --state NEW -j DROP</text:p>
      <text:p text:style-name="Standard">-A INPUT -p tcp -m state --state NEW -m tcpmss ! --mss 536:65535 -j DROP</text:p>
      <text:p text:style-name="Standard">-A INPUT -p tcp --tcp-flags FIN,SYN FIN,SYN -j DROP</text:p>
      <text:p text:style-name="Standard">-A INPUT -p tcp --tcp-flags SYN,RST SYN,RST -j DROP</text:p>
      <text:p text:style-name="Standard">-A INPUT -p tcp --tcp-flags FIN,RST FIN,RST -j DROP</text:p>
      <text:p text:style-name="Standard">-A INPUT -p tcp --tcp-flags FIN,ACK FIN -j DROP</text:p>
      <text:p text:style-name="Standard">-A INPUT -p tcp --tcp-flags ACK,URG URG -j DROP</text:p>
      <text:p text:style-name="Standard">-A INPUT -p tcp --tcp-flags ACK,PSH PSH -j DROP</text:p>
      <text:p text:style-name="Standard">-A INPUT -p tcp --tcp-flags ALL NONE -j DROP</text:p>
      <text:p text:style-name="Standard">-A INPUT -s 224.0.0.0/3 -j DROP </text:p>
      <text:p text:style-name="Standard">-A INPUT -s 169.254.0.0/16 -j DROP </text:p>
      <text:p text:style-name="Standard">-A INPUT -s 172.16.0.0/12 -j DROP </text:p>
      <text:p text:style-name="Standard">-A INPUT -s 192.0.2.0/24 -j DROP </text:p>
      <text:p text:style-name="Standard">-A INPUT -s 192.168.0.0/16 -j DROP </text:p>
      <text:p text:style-name="Standard">-A INPUT -s 10.0.0.0/8 -j DROP </text:p>
      <text:p text:style-name="Standard">-A INPUT -s 0.0.0.0/8 -j DROP </text:p>
      <text:p text:style-name="Standard">-A INPUT -s 240.0.0.0/5 -j DROP </text:p>
      <text:p text:style-name="Standard">-A INPUT -s 127.0.0.0/8 ! -i lo -j DROP</text:p>
      <text:p text:style-name="Standard">-A INPUT -i eth0 -p tcp -m state --state INVALID,UNTRACKED -j SYNPROXY --sack-perm --timestamp --wscale 7 --mss 1460</text:p>
      <text:p text:style-name="Standard">-A INPUT -i eth0 -p tcp -m state --state INVALID -j DROP</text:p>
      <text:p text:style-name="Standard">COMMIT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7T10:42:58</meta:creation-date>
    <dc:date>2021-01-17T10:54:29.936000000</dc:date>
    <meta:editing-duration>PT11M31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31" meta:word-count="235" meta:character-count="1181" meta:non-whitespace-character-count="994"/>
  </office:meta>
</office:document-meta>
</file>